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59.65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6">
            <text:p>Característiques del mineral de la làmina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2">
            <text:p>Plagioclasi no alterada amb macla polisintètic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3">
            <text:p>Al·lotriomorf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3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3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3">
            <text:p>Microfractures en els cristalls de plagiòclasi, paral·leles entre si <text:s/>reomplertes per miques. Poden correspondre a <text:s/>una direcció d'exfoliació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3">
            <text:p>No important tot i que s'aprecia en molt pocs cristalls de la làm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3">
            <text:p>Fins a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3">
            <text:p>Obliq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3">
            <text:p>Polisintètic i simp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5" table:style-name="ce7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5">
            <text:p>Altres minerals importants a la làmina (%)</text:p>
          </table:table-cell>
          <table:table-cell office:value-type="string" table:style-name="ce3">
            <text:p>Apatita 2,5%</text:p>
          </table:table-cell>
          <table:table-cell office:value-type="string" table:style-name="ce3">
            <text:p>Biotita 2,5%</text:p>
          </table:table-cell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Plagioclasi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Albita NaAlSi<text:span text:style-name="T2">3</text:span>O<text:span text:style-name="T2">8</text:span><text:s/>- Anortita CaAl<text:span text:style-name="T2">2</text:span>Si<text:span text:style-name="T2">2</text:span>O<text:span text:style-name="T2">8</text:span><text:s/>- General (Na,Ca)(Si,Al)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3">
            <text:p>Hipidiomorfes d'hàbit generalment tabular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3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3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3">
            <text:p>{001} perfecta, {010} bona, {110} pobre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</text:p>
          </table:table-cell>
          <table:table-cell office:value-type="string" table:style-name="ce3">
            <text:p>A sericita, caolinita, montmoril·lonita, escapolita, prehnita, zeolites. Pot marcar la zonació o avançar segons plans de macles o exfoliac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3">
            <text:p>Fins a blancs i groc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3">
            <text:p>Obliq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3">
            <text:p>Polisintètic i simp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3">
            <text:p>Albita (infreqüent) anortita (freqüent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3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3">
            <text:p>Positiu (albita), negatiu (anortita)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11:16:46Z</dc:date>
    <meta:editing-cycles>11</meta:editing-cycles>
    <meta:editing-duration>PT5651S</meta:editing-duration>
  </office:meta>
</office:document-meta>
</file>